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weight="bold"/>
    </style:style>
    <style:style style:family="text" style:name="T3" style:display-name="T3">
      <style:text-properties style:font-name="Times New Roman" fo:font-style="italic"/>
    </style:style>
    <style:style style:family="text" style:name="T4" style:display-name="T4">
      <style:text-properties style:font-name="Times New Roman" fo:font-weight="normal"/>
    </style:style>
    <style:style style:family="text" style:name="T5" style:display-name="T5">
      <style:text-properties fo:color="#000000" style:font-name="Times New Roman" fo:font-size="12pt" fo:language="en" fo:country="US" fo:font-weight="normal"/>
    </style:style>
    <style:style style:family="text" style:name="T6" style:display-name="T6">
      <style:text-properties style:font-name="Times New Roman" fo:font-size="12pt" fo:language="en" fo:country="US" fo:font-weight="normal"/>
    </style:style>
    <style:style style:family="text" style:name="T7" style:display-name="T7">
      <style:text-properties style:font-name="Times New Roman" fo:font-size="12pt" fo:language="en" fo:country="US" fo:font-style="italic" fo:font-weight="normal"/>
    </style:style>
    <style:style style:family="paragraph" style:name="P5" style:display-name="P5" style:parent-style-name="Normal">
      <style:paragraph-properties fo:text-align="left" fo:line-height="200%" fo:margin-top="0in" fo:margin-bottom="0in" fo:keep-with-next="auto" style:writing-mode="lr"/>
      <style:text-properties fo:color="#000000" style:font-name="CG Times" fo:font-size="12pt" fo:font-weight="normal"/>
    </style:style>
    <style:style style:family="paragraph" style:name="P6" style:display-name="P6"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8" style:display-name="P8"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line-height="200%"/>
    </style:style>
    <style:style style:family="paragraph" style:name="P2" style:display-name="P2" style:parent-style-name="Normal">
      <style:paragraph-properties fo:text-align="left" fo:line-height="200%" fo:margin-top="0in" fo:margin-bottom="0in" style:writing-mode="lr"/>
      <style:text-properties style:font-name="Times New Roman" fo:font-size="12pt"/>
    </style:style>
    <style:style style:family="paragraph" style:name="P3" style:display-name="P3" style:parent-style-name="Normal">
      <style:paragraph-properties fo:text-align="center" fo:line-height="200%" fo:margin-top="0in" fo:margin-bottom="0in" style:writing-mode="lr"/>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fo:color="#000000" style:font-name="CG Times" fo:font-size="12pt"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Edgar Tejada</text:span></text:p>
        <text:p text:style-name="P2"><text:span text:style-name="T1">Professor Judy Crozier</text:span></text:p>
        <text:p text:style-name="P2"><text:span text:style-name="T1">ENGL-40B-9390: American Literature</text:span></text:p>
        <text:p text:style-name="P2"><text:span text:style-name="T1">26 May 2019</text:span></text:p>
        <text:p text:style-name="P3"><text:span text:style-name="T1">Levels of Comprehension on I know Why the Caged Bird Sings</text:span></text:p>
        <text:p text:style-name="P4"><text:span text:style-name="T2">1. Opening/Introduction paragraph</text:span></text:p>
        <text:p text:style-name="P4"><text:span text:style-name="T2"><text:tab/>a. HOOK-</text:span></text:p>
        <text:p text:style-name="P4"><text:span text:style-name="T1"><text:tab/>When a young child grows up under a repressive regime and are treated as second class citizens, it warps their self-view and their self-worth. To break out of mental shackles of internalized prejudice, one must face and acknowledge the external prejudices as well.</text:span></text:p>
        <text:p text:style-name="P4"><text:span text:style-name="T2"><text:tab/>b. INTRO</text:span><text:span text:style-name="T1"> – </text:span></text:p>
        <text:p text:style-name="P4"><text:span text:style-name="T1"><text:tab/>Maya Angelou’s novel, </text:span><text:span text:style-name="T3">I Know Why the Caged Bird Sings</text:span><text:span text:style-name="T1">, acts as autobiography in that it addresses Maya young self struggling during the 1930‘s, Jim Crow era Arkansas, her trauma as a rape victim, and her fight for self worth as a young black woman.</text:span></text:p>
        <text:p text:style-name="P4"><text:span text:style-name="T2"><text:tab/>c. SUMMARY</text:span><text:span text:style-name="T1"> <text:s/>- <text:s text:c="5"/></text:span></text:p>
        <text:p text:style-name="P4"><text:span text:style-name="T1"><text:tab/>Maya Angelou’s autobiographical novel, </text:span><text:span text:style-name="T3">I Know Why the Caged Bird Sings,</text:span><text:span text:style-name="T1"> focused on a very young Maya, </text:span><text:span text:style-name="T2">the protagonist, </text:span><text:span text:style-name="T4">and her </text:span><text:span text:style-name="T1">struggles to love herself as a young black girl. As young toddlers in the 1920s, Maya and her older brother, Bailey, were sent off by their divorcing parents from Long Beach, California, to a little segregated town called </text:span><text:span text:style-name="T2">Stamps, Arkansas</text:span><text:span text:style-name="T1">. While there, the two children lived and worked for the grandmother (Mama) and their crippled Uncle Willis at Mama’s family owned supply store. Mama’s supply store had run-ins with Ku Klux Klan while Maya was a child, but Mama’s store was also a major source of loans during the the Great Depression for white and black people alike. Meanwhile, Maya grew to hate herself by age 8 for being abandoned by her parents, and blames it on her not being being ‘white enough’ like her biological mother or her older brother, Bailey. </text:span></text:p>
        <text:p text:style-name="P4"><text:span text:style-name="T1"><text:tab/>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and prostitution rings. Bailey loved being with his mother, but Maya was as as indifferent with her as their father. Their mother’s current boyfriend, Mr. Freeman, was a imposing man who groomed and raped the 8 year old Maya twice, the second time violently. While Maya was hospitalized from the physical trauma, Freeman was sentenced to jail. However, Maya’s family had enough influence in the police to have Freeman beaten and killed before he could serve his time. Maya felt guilt ‘causing’ this man’s death, began to blame herself for Bailey falling out with their mother, and became functionally mute. Their mother’s family grew frustrated with Maya’s ‘lack of family gratefulness’ for their actions, and sent the siblings back to their grandmother in Arkansas.</text:span></text:p>
        <text:p text:style-name="P4"><text:span text:style-name="T1"><text:tab/>Maya spent the next three years growing up in Stamps struggling with feelings of guilt, dirtiness, and sin. It took more than a year for her to speak with others again, but eventually she made friends with a classmate, Louise, and an older woman, Mrs. Flowers. She graduated from the 8th grade tied for highest honors, only to have an un</text:span><text:span text:style-name="T5">announced,</text:span><text:span text:style-name="T1"> white politician speak at their graduation with belittling promises of more funding for their athletics. Racism seemed to be growing more intense in Arkansas, as a dentist in debt to Mama refused to help Maya with a cavity and more unseen lynching were happening. The rising racial violence culminated when Bailey was on an errand for Mama through he white part of town. He was forced to move a washed up, dead black man by white police officers, and returned home trembling at how </text:span><text:span text:style-name="T3">inhuman</text:span><text:span text:style-name="T1"> white people treated them. Bailey tried and failed to runaway from home to what he dreamed was a better place like California.</text:span><text:span text:style-name="T1"> Seeing the coming storm, Mama and Uncle Willie sold off some of their supply stock, and properly shipped the siblings to live in California with their father.</text:span></text:p>
        <text:p text:style-name="P4"><text:span text:style-name="T1"><text:tab/></text:span><text:span text:style-name="T2">d. THESIS statement</text:span><text:span text:style-name="T1"> </text:span></text:p>
        <text:p text:style-name="P4"><text:span text:style-name="T1"><text:tab/>Angelou’s life was full of unwarranted cruelty and hardships for the crime of being born a woman and being born black, and yet she, with the loving support of the loved ones who raised her, fought this </text:span><text:span text:style-name="T2">external conflict</text:span><text:span text:style-name="T1"> to gain higher education and show pride in her womanhood.</text:span></text:p>
        <text:p text:style-name="P4"><text:span text:style-name="T2"><text:tab/>e. TRANSITION sentence </text:span></text:p>
        <text:p text:style-name="P4"><text:span text:style-name="T1"><text:tab/>Maya’s low self-esteem and survivor guilt began early as a toddler with parental abandonment and colorist body shame instilled in her by southern life.</text:span></text:p>
        <text:p text:style-name="P4"><text:span text:style-name="T2">2. Level: Inferential</text:span><text:span text:style-name="T1">- Early on in the story one could predict-biggest prediction? </text:span></text:p>
        <text:p text:style-name="P4"><text:span text:style-name="T1"><text:tab/></text:span><text:span text:style-name="T2">a. TOPIC SENTENCE </text:span></text:p>
        <text:p text:style-name="P4"><text:span text:style-name="T1"><text:tab/>Maya, </text:span><text:span text:style-name="T2">the protagonist</text:span><text:span text:style-name="T1">, feels that she doesn’t deserve love. </text:span></text:p>
        <text:p text:style-name="P4"><text:span text:style-name="T1"><text:tab/></text:span><text:span text:style-name="T2">b. CLAIM <text:s/>#1-</text:span></text:p>
        <text:p text:style-name="P4"><text:span text:style-name="T1"><text:tab/></text:span><text:span text:style-name="T5">Early on in the novel, Maya feels fears that she cannot possibly be her brother’s sister,for being so negro and their for ugly. Thus, she will try to runaway from home.</text:span></text:p>
        <text:p text:style-name="P4"><text:span text:style-name="T1"><text:tab/></text:span><text:span text:style-name="T2">c. EMBED</text:span></text:p>
        <text:p text:style-name="P4"><text:span text:style-name="T1"><text:tab/>Everyone complements Bailey for his handsomeness and resemblance to their mother, but Maya never gets complements for her looks.</text:span></text:p>
        <text:p text:style-name="P5"><text:span text:style-name="T1"><text:tab/></text:span><text:span text:style-name="T2">d. QUOTE #1</text:span></text:p>
        <text:p text:style-name="P4"><text:span text:style-name="T1"><text:tab/>Maya’s impostor syndrome runs so deep, that she fears she was a pity adoption, as</text:span><text:span text:style-name="T1">"She was [Bailey’s] Mother Dear ... were more alike than she and I, or even he and I. They both had physical beauty and personality, so I figured it figured" (Angelou 30).</text:span></text:p>
        <text:p text:style-name="P4"><text:span text:style-name="T1"><text:tab/></text:span><text:span text:style-name="T2">e. POST CLAIM </text:span></text:p>
        <text:p text:style-name="P4"><text:span text:style-name="T1"><text:tab/>Maya did eventually feel that she earned her brother’s love, by proving her intellectual might and growing a mutual love with Bailey of books, so she never ran away. Her brother, however, did.</text:span></text:p>
        <text:p text:style-name="P4"><text:span text:style-name="T1"><text:tab/></text:span><text:span text:style-name="T2">f. TRANSITION </text:span></text:p>
        <text:p text:style-name="P4"><text:span text:style-name="T1"><text:tab/>Bailey was also a victim of the savagery of segregation, as he had to first hand witness the dehumanization of black men.</text:span></text:p>
        <text:p text:style-name="P4"><text:span text:style-name="T1"><text:tab/></text:span><text:span text:style-name="T2">b. CLAIM #2 -</text:span></text:p>
        <text:p text:style-name="P4"><text:span text:style-name="T1"><text:tab/>Later on in the story,</text:span> <text:span text:style-name="T1">Bailey came back traumatized from the white part of town. He will grow to resent white people because he witnessed a lynching or other racist brutality.</text:span></text:p>
        <text:p text:style-name="P4"><text:span text:style-name="T1"><text:tab/></text:span><text:span text:style-name="T2">c. EMBED</text:span></text:p>
        <text:p text:style-name="P4"><text:span text:style-name="T1"><text:tab/>Bailey was often Mama’s errand boy to the white part of town by the time he was 12, and because of this he grew dangerously comfortable around them.</text:span></text:p>
        <text:p text:style-name="P4"><text:span text:style-name="T1"><text:tab/></text:span><text:span text:style-name="T2">d. QUOTE #2</text:span></text:p>
        <text:p text:style-name="P4"><text:span text:style-name="T1"><text:tab/>One day after running errands for Mama, Bailey returned in shock, and Maya feared the worst, for </text:span><text:span text:style-name="T1">"Why is he saying the baby prayer? We had been saying the ‘Our Father, which art in heaven’ for years" (Angelou 57).</text:span></text:p>
        <text:p text:style-name="P4"><text:span text:style-name="T1"><text:tab/></text:span><text:span text:style-name="T2">e. POST CLAIM </text:span></text:p>
        <text:p text:style-name="P4"><text:span text:style-name="T1"><text:tab/>Bailey did run away on the freight train for two weeks, hoping to escape the south to California. He couldn’t understand nor accept the south’s level of hatred for him.</text:span></text:p>
        <text:p text:style-name="P4"><text:span text:style-name="T1"><text:tab/></text:span><text:span text:style-name="T2">f. TRANSITION </text:span></text:p>
        <text:p text:style-name="P4"><text:span text:style-name="T1"><text:tab/>The plight of these two children illustrates the hopelessness and dread that the oppressive southern regime used to keep blacks and women in their supposed place.</text:span></text:p>
        <text:p text:style-name="P4"><text:span text:style-name="T2">3. Level: Critique</text:span><text:span text:style-name="T1"> author’s language/writing –authors purpose</text:span></text:p>
        <text:p text:style-name="P4"><text:span text:style-name="T1"><text:tab/></text:span><text:span text:style-name="T2">a. TOPIC Sentence</text:span></text:p>
        <text:p text:style-name="P4"><text:span text:style-name="T1"><text:tab/>The American South during the 1930‘s fought against the progressive social change via normalized brutal violence against those who were not supposed to have a voice.</text:span></text:p>
        <text:p text:style-name="P4"><text:span text:style-name="T1"><text:tab/></text:span><text:span text:style-name="T2">b. CLAIM #1: </text:span></text:p>
        <text:p text:style-name="P4"><text:span text:style-name="T1"><text:tab/></text:span><text:span text:style-name="T2">Tone: </text:span><text:span text:style-name="T1">Angelou illustrated that religion was rare positive outlet for poor southern black communities, as they were promised cosmic retribution. Angelou illustrated the </text:span><text:span text:style-name="T2">hopelessness</text:span><text:span text:style-name="T1"> the black community felt.</text:span></text:p>
        <text:p text:style-name="P4"><text:span text:style-name="T1"><text:tab/></text:span><text:span text:style-name="T2">d. EMBED</text:span></text:p>
        <text:p text:style-name="P4"><text:span text:style-name="T1"><text:tab/>While going to </text:span><text:span text:style-name="T1">At a mega gathering of different denomination in town, the Maya feels the community’s resentment.</text:span></text:p>
        <text:p text:style-name="P4"><text:span text:style-name="T1"><text:tab/></text:span><text:span text:style-name="T2">e. QUOTE #1</text:span></text:p>
        <text:p text:style-name="P4"><text:span text:style-name="T1"><text:tab/>Maya agreed the thinly veiled jabs at the white community, as </text:span><text:span text:style-name="T1">"The mean whitefolks was going to get their comeuppance. Wasn't that what the minister said ... They had been refreshed with the hope of revenge and the promise of justice" (Angelou 63).</text:span></text:p>
        <text:p text:style-name="P4"><text:span text:style-name="T1"><text:tab/></text:span><text:span text:style-name="T2">f. POST CLAIM </text:span></text:p>
        <text:p text:style-name="P4"><text:span text:style-name="T1"><text:tab/>Angelou sympathized with the idea of a just god who would make things right, but seemed skeptical, even pessimistic, at the idea of such a god existing and merely abandoning his black children.</text:span></text:p>
        <text:p text:style-name="P4"><text:span text:style-name="T1"><text:tab/></text:span><text:span text:style-name="T2">g. TRANSITION </text:span></text:p>
        <text:p text:style-name="P4"><text:span text:style-name="T1"><text:tab/>However, Angelou suddenly justified her apostasy being in part due to her hopelessness, her lack of salvation, when she was raped.</text:span></text:p>
        <text:p text:style-name="P4"><text:span text:style-name="T1"><text:tab/></text:span><text:span text:style-name="T2">b. CLAIM <text:s/>#2-</text:span></text:p>
        <text:p text:style-name="P4"><text:span text:style-name="T1"><text:tab/>Theme: Maya was still raised by her deeply Christian grandmother (Mama), and thus felt survivor’s guilt and </text:span><text:span text:style-name="T2">sinfulness</text:span><text:span text:style-name="T1"> and wondered if </text:span><text:span text:style-name="T2">god hated her</text:span><text:span text:style-name="T1"> so at to allow her to be raped in St. Louis.</text:span></text:p>
        <text:p text:style-name="P4"><text:span text:style-name="T1"><text:tab/></text:span><text:span text:style-name="T2">c. EMBED</text:span></text:p>
        <text:p text:style-name="P4"><text:span text:style-name="T1"><text:tab/>Before the incident in St. Louis, Maya only hated herself for being black, but afterward also began to feel dirty for ‘becoming a woman,’ as hospital staff cruelly put it.</text:span></text:p>
        <text:p text:style-name="P4"><text:span text:style-name="T1"><text:tab/></text:span><text:span text:style-name="T2">d. QUOTE #2</text:span></text:p>
        <text:p text:style-name="P4"><text:span text:style-name="T1"><text:tab/></text:span><text:span text:style-name="T5">When Mr. Freeman, the Mother’s boyfriend, brutally assaulted the 8 year old Maya, he threatened "'If you scream, I'm gonna kill you. And if you tell, I'm gonna kill Bailey.' ... I couldn't understand why he wanted to kill my brother. Neither of us had done anything to him. And then. Then there was the pain" (Angelou 38).</text:span></text:p>
        <text:p text:style-name="P4"><text:span text:style-name="T1"><text:tab/></text:span><text:span text:style-name="T2">e. POST CLAIM </text:span></text:p>
        <text:p text:style-name="P4"><text:span text:style-name="T1"><text:tab/>Even after her mother’s gangster family got extrajudicial vengeance, Maya still blamed herself for Freeman’s death, fearing that she brought this on herself, that she might have been ‘asking for it’ at such a young age.</text:span></text:p>
        <text:p text:style-name="P4"><text:span text:style-name="T1"><text:tab/></text:span><text:span text:style-name="T2">f. TRANSITION </text:span></text:p>
        <text:p text:style-name="P4"><text:span text:style-name="T1"><text:tab/>Maya’s internalized sexism was a major road block to forgiving and loving herself for merely being a victim, but thankfully family and friends helped her save herself through books.</text:span></text:p>
        <text:p text:style-name="P4"><text:span text:style-name="T2">4. Level: Appreciative</text:span><text:span text:style-name="T1"> (use “I” statements) If I were…(do all main characters)</text:span></text:p>
        <text:p text:style-name="P4"><text:span text:style-name="T1"><text:tab/></text:span><text:span text:style-name="T2">a. TOPIC Sentence </text:span></text:p>
        <text:p text:style-name="P4"><text:span text:style-name="T1"><text:tab/>Although Maya did eventually grow to love herself again after St. Louis, if I had been Maya, I would have held some of that antipathy away from myself and to her irresponsible maternal family.</text:span></text:p>
        <text:p text:style-name="P4"><text:span text:style-name="T1"><text:tab/></text:span><text:span text:style-name="T2">b. CLAIM#1- </text:span></text:p>
        <text:p text:style-name="P4"><text:span text:style-name="T1"><text:tab/>If I had been Maya’s Mother, I would have been </text:span><text:span text:style-name="T2">more responsible</text:span><text:span text:style-name="T1"> and sent them back to Stamps, Arkansas, as my life in </text:span><text:span text:style-name="T2">St. Louis was too dangerous</text:span><text:span text:style-name="T1"> to have my children around.</text:span></text:p>
        <text:p text:style-name="P4"><text:span text:style-name="T1"><text:tab/></text:span><text:span text:style-name="T2">d. EMBED </text:span></text:p>
        <text:p text:style-name="P4"><text:span text:style-name="T1"><text:tab/>During the </text:span><text:span text:style-name="T2">rising action</text:span><text:span text:style-name="T4"> of the siblings being spirited away by their father to their mother, it became clear that the Mother’s life was constantly involving dangerous, criminal elements. </text:span></text:p>
        <text:p text:style-name="P4"><text:span text:style-name="T1"><text:tab/></text:span><text:span text:style-name="T2">e. QUOTE #1 </text:span></text:p>
        <text:p text:style-name="P4"><text:span text:style-name="T1"><text:tab/>The siblings’ Mother directly and consistently put her children in danger, moving them around shady characters </text:span><text:span text:style-name="T1">"Occasionally Mother, whom we seldom saw in the house, had us meet her at Louie's. It was a long dark tavern at the end of the bridge near our school, and was owned by two Syrian brothers" (Angelou 32).</text:span></text:p>
        <text:p text:style-name="P4"><text:span text:style-name="T1"><text:tab/></text:span><text:span text:style-name="T2">f. POST CLAIM/TRANSITION </text:span></text:p>
        <text:p text:style-name="P4"><text:span text:style-name="T1"><text:tab/>Clearly, Mother cared more about her family’s criminal reputation than the safety of her children, but even so Maya, herself, needed to be less critical of her inaction.</text:span></text:p>
        <text:p text:style-name="P4"><text:span text:style-name="T1"><text:tab/></text:span><text:span text:style-name="T2">b. CLAIM <text:s/>#2-</text:span></text:p>
        <text:p text:style-name="P4"><text:span text:style-name="T1"><text:tab/>As easy as it is to say with adult hindsight, young Maya should have accepted her role as a victim of a crime, and not an instigator of sexual misconduct or murder. If I were Maya, I would have accepted that I was helpless, and not responsible, for both the action of Freedman and my maternal uncles.</text:span></text:p>
        <text:p text:style-name="P4"><text:span text:style-name="T1"><text:tab/></text:span><text:span text:style-name="T2">c. EMBED</text:span></text:p>
        <text:p text:style-name="P4"><text:span text:style-name="T1"><text:tab/>Even years later, Maya feared that people in Stamps might discover, and blame her, for the ugliness of her trauma. </text:span></text:p>
        <text:p text:style-name="P4"><text:span text:style-name="T1"><text:tab/></text:span><text:span text:style-name="T2">d. QUOTE</text:span></text:p>
        <text:p text:style-name="P4"><text:span text:style-name="T1"><text:tab/>When trying to h</text:span><text:span text:style-name="T1">ide the reason for their being sent back to Arkansas, "I did I want Uncle Willie, whom I loved in my fashion, to think of me as being sinful and dirty" (Angelou 45).</text:span></text:p>
        <text:p text:style-name="P4"><text:span text:style-name="T1"><text:tab/></text:span><text:span text:style-name="T2">e. POST CLAIM </text:span></text:p>
        <text:p text:style-name="P4"><text:span text:style-name="T1"><text:tab/>Angelou clearly portrays her difficulty in overcoming survivors guilt.</text:span></text:p>
        <text:p text:style-name="P4"><text:span text:style-name="T1"><text:tab/></text:span><text:span text:style-name="T2">f. TRANSITION </text:span></text:p>
        <text:p text:style-name="P4"><text:span text:style-name="T1"><text:tab/>Both of these characters suffered because of misplaced responsibilities.</text:span></text:p>
        <text:p text:style-name="P4"><text:span text:style-name="T2">5. Level: Evaluative</text:span><text:span text:style-name="T1"> judge character </text:span></text:p>
        <text:p text:style-name="P4"><text:span text:style-name="T1"><text:tab/>a. TOPIC Sentence </text:span></text:p>
        <text:p text:style-name="P4"><text:span text:style-name="T1"><text:tab/></text:span><text:span text:style-name="T5">While both the Mother and Maya had warped senses of personal responsibility, they were in tragically different directions, as the adult ‘mother’ failed as a parent, and Maya erroneously believed she failed as a child.</text:span></text:p>
        <text:p text:style-name="P4"><text:span text:style-name="T1"><text:tab/>b. CLAIM #1: </text:span></text:p>
        <text:p text:style-name="P4"><text:span text:style-name="T1"><text:tab/>The sibling’s ‘mother’ was completely</text:span><text:span text:style-name="T2"> not a mother</text:span><text:span text:style-name="T1"> to her children not only because she she did not raise them, but also because she did not protect them from her recklessness.</text:span></text:p>
        <text:p text:style-name="P4"><text:span text:style-name="T1"><text:tab/>d. EMBED</text:span></text:p>
        <text:p text:style-name="P4"><text:span text:style-name="T1"><text:tab/>‘Mother Dearest’ may have been physically beautiful, but morally she was corrupt and deplorable for sweeping the rapist she invited into her home under a rug. As soon as Maya showed no sign of overcoming PTSD from the incident, ‘Mother’ wanted no part.</text:span></text:p>
        <text:p text:style-name="P4"><text:span text:style-name="T1"><text:tab/>e. QUOTE</text:span></text:p>
        <text:p text:style-name="P4"><text:span text:style-name="T1"><text:tab/>The sibling’s mother ignored all of the red flags that Freeman was dangerous man, uncompassionate man, as </text:span><text:span text:style-name="T1">"Mr. Freeman moved gracefully, like a big brown bear, and seldom spoke to us ... He never read the paper or patted his foot to radio. He waited. That was all" (Angelou 35).</text:span></text:p>
        <text:p text:style-name="P4"><text:span text:style-name="T1"><text:tab/>f. POST CLAIM/ TRANSITIONS</text:span></text:p>
        <text:p text:style-name="P4"><text:span text:style-name="T1"><text:tab/>While Mother dodged her responsibilities, Maya was internalizing far too much of it and began isolating herself.</text:span></text:p>
        <text:p text:style-name="P4"><text:span text:style-name="T1"><text:tab/>b. CLAIM <text:s/>#2-</text:span></text:p>
        <text:p text:style-name="P4"><text:span text:style-name="T1"><text:tab/>Maya, even at a young age, has misguided </text:span><text:span text:style-name="T2">misogynistic</text:span><text:span text:style-name="T1"> feelings against herself and her sex in general. </text:span></text:p>
        <text:p text:style-name="P4"><text:span text:style-name="T1"><text:tab/>c. EMBED elements and subtext</text:span></text:p>
        <text:p text:style-name="P4"><text:span text:style-name="T1"><text:tab/>Maya blames herself for not resisting against a powerful, intimidating man because she has been taught that girls are the keepers of their own purity. </text:span></text:p>
        <text:p text:style-name="P4"><text:span text:style-name="T1">d. QUOTE</text:span></text:p>
        <text:p text:style-name="P4"><text:span text:style-name="T1"><text:tab/>Maya</text:span><text:span text:style-name="T5"> hates herself for ‘becoming a woman,’</text:span><text:span text:style-name="T1"> justifying that she, at such an age, somehow seduced Freeman and that the rape was "One lie surely [that] wouldn't be worth a man's life ... Obviously I had forfeited my place in heaven forever, and I was as gutless as the doll I had ripped to pieces ages ago" (Angelou 42).</text:span></text:p>
        <text:p text:style-name="P4"><text:span text:style-name="T1"><text:tab/>e. POST CLAIM </text:span></text:p>
        <text:p text:style-name="P4"><text:span text:style-name="T1"><text:tab/>Maya does eventually overcome her victim blaming, but only once she opens up again and made friends with Louise, a classmate, and Mrs. Flowers. </text:span><text:span text:style-name="T5">She had to relearn what being a young girl was, after her innocence was taken.</text:span></text:p>
        <text:p text:style-name="P4"><text:span text:style-name="T1"><text:tab/>f. TRANSITION </text:span></text:p>
        <text:p text:style-name="P4"><text:span text:style-name="T1"><text:tab/>Angelou regularly showcased young Maya’s uphill struggle to free herself from the </text:span><text:span text:style-name="T2">external conflict</text:span><text:span text:style-name="T1"> of societal prejudices, but also not </text:span><text:span text:style-name="T1">succumbing to blinding hatred.</text:span></text:p>
        <text:p text:style-name="P4"><text:span text:style-name="T1">6. Level: Essential THEMES in story tie to real world</text:span></text:p>
        <text:p text:style-name="P4"><text:span text:style-name="T1"><text:tab/>a. TOPIC Sentence </text:span></text:p>
        <text:p text:style-name="P4"><text:span text:style-name="T1"><text:tab/>Angelou’s novel was woven with the inherent fear that the racist and sexist exclamations of the cruel world were true.</text:span></text:p>
        <text:p text:style-name="P4"><text:span text:style-name="T1">b. CLAIM #1: </text:span></text:p>
        <text:p text:style-name="P4"><text:span text:style-name="T1">d. EMBED </text:span></text:p>
        <text:p text:style-name="P4"><text:span text:style-name="T1">e. QUOTE <text:s/></text:span></text:p>
        <text:p text:style-name="P4"><text:span text:style-name="T1">f. TRANSITION</text:span></text:p>
        <text:p text:style-name="P4"><text:span text:style-name="T1">g. INTRO article </text:span></text:p>
        <text:p text:style-name="P4"><text:span text:style-name="T1">h. CLAIM #2: tie world issue into the story - combine story &amp; article – make claim</text:span></text:p>
        <text:p text:style-name="P4"><text:span text:style-name="T1">i. EMBED </text:span></text:p>
        <text:p text:style-name="P4"><text:span text:style-name="T1">j. QUOTE from article to support point</text:span></text:p>
        <text:p text:style-name="P4"><text:span text:style-name="T1">k. Post claim - and continued point – tie back into your STORY </text:span></text:p>
        <text:p text:style-name="P4"><text:span text:style-name="T1">l. USE ELEMENTS language to describe or post claim point. </text:span></text:p>
        <text:p text:style-name="P4"><text:span text:style-name="T1">m. POST CLAIM – ties both together and concludes the points </text:span></text:p>
        <text:p text:style-name="P4"><text:span text:style-name="T1">n. TRANSITION - into ALT para (movie to novel comparison/contrast) or concl</text:span></text:p>
        <text:p text:style-name="P4"><text:span text:style-name="T1">7. Conclusion</text:span></text:p>
        <text:p text:style-name="P4"><text:span text:style-name="T1">a. TOPIC Sentence </text:span></text:p>
        <text:p text:style-name="P4"><text:span text:style-name="T1">b. Summarize </text:span></text:p>
        <text:p text:style-name="P4"><text:span text:style-name="T1">c. Include ELEMENT language</text:span></text:p>
        <text:p text:style-name="P4"><text:span text:style-name="T1">d. Close with a relevant point</text:span></text:p>
        <text:p text:style-name="P4"/>
        <text:p text:style-name="P4"/>
        <text:p text:style-name="P4"/>
        <text:p text:style-name="P4"/>
        <text:p text:style-name="P4"/>
        <text:p text:style-name="P4"/>
        <text:p text:style-name="P4"/>
        <text:p text:style-name="P4"/>
        <text:p text:style-name="P4"/>
        <text:p text:style-name="P4"/>
        <text:p text:style-name="P6"><text:span text:style-name="T5">Works Cited</text:span></text:p>
        <text:p text:style-name="P7"><text:span text:style-name="T5">Hoelscher, Steven. “Making Place, Making Race: Performances of Whiteness in the Jim Crow </text:span></text:p>
        <text:p text:style-name="P8"><text:span text:style-name="T6"><text:tab/>South.” </text:span><text:span text:style-name="T7">Annals of the Association of American Geographers</text:span><text:span text:style-name="T6">, vol. 93, no. 3, 2003,</text:span></text:p>
        <text:p text:style-name="P8"><text:span text:style-name="T6"><text:tab/>pp. 657–686. </text:span><text:span text:style-name="T7">JSTOR</text:span><text:span text:style-name="T6">, www.jstor.org/stable/1515502.</text:span></text:p>
        <text:p text:style-name="P8"><text:span text:style-name="T6">Pollard, Ingrid. “Maya Angelou.” </text:span><text:span text:style-name="T7">Feminist Review</text:span><text:span text:style-name="T6">, no. 17, 1984, pp. 115–117. </text:span><text:span text:style-name="T7">JSTOR</text:span><text:span text:style-name="T6">, </text:span></text:p>
        <text:p text:style-name="P8"><text:span text:style-name="T6"><text:tab/>www.jstor.org/stable/1395028.</text:span></text:p>
        <text:p text:style-name="P8"><text:span text:style-name="T6">Angelou, Maya. </text:span><text:span text:style-name="T7">I Know Why the Caged Bird Sings, </text:span><text:span text:style-name="T6">New York, NY, Random House, 1969, Pri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style>
    <style:style style:family="paragraph" style:name="P1" style:display-name="P1" style:parent-style-name="Normal">
      <style:paragraph-properties fo:text-align="end" fo:text-indent="0in" fo:margin-left="5.5in" fo:margin-right="0in" fo:margin-top="0in" fo:margin-bottom="0in"/>
      <style:text-properties style:font-name="CG Times" fo:font-size="12pt"/>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2"/>
        <text:p text:style-name="P3"><text:span text:style-name="T1"> <text:s text:c="5"/>Tejada </text:span><text:page-number>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Fri Jun  7 00:04:57 2019
</dc:date>
  </office:meta>
</office:document-meta>
</file>